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cm" svg:height="2cm" svg:x="4.5cm" svg:y="2cm">
          <text:p text:style-name="P1">Iníci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6.1cm" svg:height="4.4cm" svg:x="2.45cm" svg:y="5cm">
          <text:p text:style-name="P1">Inicializa as variáveis de estado, define simplificações e flags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1cm" svg:height="3.3cm" svg:x="2.45cm" svg:y="11.6cm">
          <text:p text:style-name="P1">Mostra a temperatura atual, independente da escal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cm" svg:height="4cm" svg:x="1.5cm" svg:y="15.7cm">
          <text:p text:style-name="P1">Sw1 prescionado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8cm" svg:height="4cm" svg:x="1.5cm" svg:y="20.4cm">
          <text:p text:style-name="P1">Limite superior atingido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layer="layout" svg:width="4.6cm" svg:height="2.9cm" svg:x="3.2cm" svg:y="24.9cm">
          <text:p text:style-name="P1">Incrementa a temperatura em 1 gra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cm" svg:height="4cm" svg:x="11.5cm" svg:y="5cm">
          <text:p text:style-name="P1">Sw2 prescionado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8cm" svg:height="4cm" svg:x="11.5cm" svg:y="9.7cm">
          <text:p text:style-name="P1">Limite inferior atingido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layer="layout" svg:width="4.6cm" svg:height="2.9cm" svg:x="13.2cm" svg:y="14.2cm">
          <text:p text:style-name="P1">Decrementa a temperatura em 1 gra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cm" svg:height="4cm" svg:x="11.5cm" svg:y="17.8cm">
          <text:p text:style-name="P1">Sw3 prescionado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layer="layout" svg:width="4.6cm" svg:height="2.9cm" svg:x="13.2cm" svg:y="22.7cm">
          <text:p text:style-name="P1">Troca escal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5.5cm" svg:y1="4cm" svg:x2="5.5cm" svg:y2="5.1cm">
          <text:p/>
        </draw:line>
        <draw:line draw:style-name="gr5" draw:text-style-name="P1" draw:layer="layout" svg:x1="5.5cm" svg:y1="9.5cm" svg:x2="5.5cm" svg:y2="11.7cm">
          <text:p/>
        </draw:line>
        <draw:line draw:style-name="gr5" draw:text-style-name="P1" draw:layer="layout" svg:x1="5.5cm" svg:y1="14.9cm" svg:x2="5.5cm" svg:y2="15.7cm">
          <text:p/>
        </draw:line>
        <draw:line draw:style-name="gr5" draw:text-style-name="P1" draw:layer="layout" svg:x1="5.5cm" svg:y1="19.7cm" svg:x2="5.5cm" svg:y2="20.4cm">
          <text:p/>
        </draw:line>
        <draw:line draw:style-name="gr5" draw:text-style-name="P1" draw:layer="layout" svg:x1="5.5cm" svg:y1="24.3cm" svg:x2="5.5cm" svg:y2="24.9cm">
          <text:p/>
        </draw:line>
        <draw:line draw:style-name="gr5" draw:text-style-name="P1" draw:layer="layout" svg:x1="7.9cm" svg:y1="26.4cm" svg:x2="10.5cm" svg:y2="26.4cm">
          <text:p/>
        </draw:line>
        <draw:line draw:style-name="gr5" draw:text-style-name="P1" draw:layer="layout" svg:x1="10.4cm" svg:y1="26.4cm" svg:x2="10.4cm" svg:y2="6.9cm">
          <text:p/>
        </draw:line>
        <draw:line draw:style-name="gr5" draw:text-style-name="P1" draw:layer="layout" svg:x1="10.4cm" svg:y1="7cm" svg:x2="11.4cm" svg:y2="7cm">
          <text:p/>
        </draw:line>
        <draw:line draw:style-name="gr5" draw:text-style-name="P1" draw:layer="layout" svg:x1="15.5cm" svg:y1="9cm" svg:x2="15.5cm" svg:y2="9.7cm">
          <text:p/>
        </draw:line>
        <draw:line draw:style-name="gr5" draw:text-style-name="P1" draw:layer="layout" svg:x1="15.5cm" svg:y1="13.7cm" svg:x2="15.5cm" svg:y2="14.3cm">
          <text:p/>
        </draw:line>
        <draw:line draw:style-name="gr5" draw:text-style-name="P1" draw:layer="layout" svg:x1="15.5cm" svg:y1="17.1cm" svg:x2="15.5cm" svg:y2="17.8cm">
          <text:p/>
        </draw:line>
        <draw:line draw:style-name="gr5" draw:text-style-name="P1" draw:layer="layout" svg:x1="15.5cm" svg:y1="21.8cm" svg:x2="15.5cm" svg:y2="22.7cm">
          <text:p/>
        </draw:line>
        <draw:line draw:style-name="gr5" draw:text-style-name="P1" draw:layer="layout" svg:x1="15.5cm" svg:y1="25.6cm" svg:x2="15.5cm" svg:y2="28.2cm">
          <text:p/>
        </draw:line>
        <draw:line draw:style-name="gr5" draw:text-style-name="P1" draw:layer="layout" svg:x1="15.5cm" svg:y1="28.1cm" svg:x2="1cm" svg:y2="28.1cm">
          <text:p/>
        </draw:line>
        <draw:line draw:style-name="gr5" draw:text-style-name="P1" draw:layer="layout" svg:x1="1cm" svg:y1="28.1cm" svg:x2="1cm" svg:y2="13.3cm">
          <text:p/>
        </draw:line>
        <draw:line draw:style-name="gr5" draw:text-style-name="P1" draw:layer="layout" svg:x1="1cm" svg:y1="13.3cm" svg:x2="2.5cm" svg:y2="13.3cm">
          <text:p/>
        </draw:line>
        <draw:line draw:style-name="gr5" draw:text-style-name="P1" draw:layer="layout" svg:x1="9.5cm" svg:y1="17.8cm" svg:x2="10.4cm" svg:y2="17.8cm">
          <text:p/>
        </draw:line>
        <draw:line draw:style-name="gr5" draw:text-style-name="P1" draw:layer="layout" svg:x1="11.6cm" svg:y1="19.8cm" svg:x2="10.9cm" svg:y2="19.8cm">
          <text:p/>
        </draw:line>
        <draw:line draw:style-name="gr5" draw:text-style-name="P1" draw:layer="layout" svg:x1="11cm" svg:y1="19.8cm" svg:x2="11cm" svg:y2="28.1cm">
          <text:p/>
        </draw:line>
        <draw:line draw:style-name="gr5" draw:text-style-name="P1" draw:layer="layout" svg:x1="11.5cm" svg:y1="11.7cm" svg:x2="11.5cm" svg:y2="18cm">
          <text:p/>
        </draw:line>
        <draw:line draw:style-name="gr5" draw:text-style-name="P1" draw:layer="layout" svg:x1="11.5cm" svg:y1="18cm" svg:x2="15.4cm" svg:y2="17.9cm">
          <text:p/>
        </draw:line>
        <draw:line draw:style-name="gr5" draw:text-style-name="P1" draw:layer="layout" svg:x1="19.5cm" svg:y1="7cm" svg:x2="20.4cm" svg:y2="7cm">
          <text:p/>
        </draw:line>
        <draw:line draw:style-name="gr5" draw:text-style-name="P1" draw:layer="layout" svg:x1="20.5cm" svg:y1="7cm" svg:x2="20.5cm" svg:y2="28.3cm">
          <text:p/>
        </draw:line>
        <draw:line draw:style-name="gr5" draw:text-style-name="P1" draw:layer="layout" svg:x1="20.5cm" svg:y1="28.1cm" svg:x2="15.6cm" svg:y2="2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7:11:04.83</meta:creation-date>
    <dc:date>2017-07-05T17:35:35.06</dc:date>
    <meta:editing-duration>PT9M18S</meta:editing-duration>
    <meta:editing-cycles>1</meta:editing-cycles>
    <meta:document-statistic meta:object-count="35"/>
    <meta:generator>LibreOffice/4.0.4.2$Windows_x86 LibreOffice_project/9e9821abd0ffdbc09cd8c52eaa574fa09eb08f2</meta:generator>
  </office:meta>
</office:document-meta>
</file>